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2629" officeooo:paragraph-rsid="00102629"/>
    </style:style>
    <style:style style:name="P2" style:family="paragraph" style:parent-style-name="Standard">
      <style:text-properties officeooo:rsid="00107393" officeooo:paragraph-rsid="00107393"/>
    </style:style>
    <style:style style:name="P3" style:family="paragraph" style:parent-style-name="Standard">
      <style:text-properties officeooo:rsid="00102629" officeooo:paragraph-rsid="00111dc2"/>
    </style:style>
    <style:style style:name="T1" style:family="text">
      <style:text-properties officeooo:rsid="00107393"/>
    </style:style>
    <style:style style:name="T2" style:family="text">
      <style:text-properties officeooo:rsid="00111d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/&lt;div class="day"&gt;Завтра&lt;/div&gt;</text:p>
      <text:p text:style-name="P3">7 октября <text:tab/>-<text:span text:style-name="T2">14+8, <text:tab/><text:tab/></text:span>223<text:span text:style-name="T1">+1</text:span> и <text:tab/><text:tab/>349<text:span text:style-name="T1">+1</text:span></text:p>
      <text:p text:style-name="P1">8 октября <text:s/><text:tab/>-<text:span text:style-name="T2">14+8, <text:tab/><text:tab/></text:span>224<text:span text:style-name="T1">+1</text:span> и <text:tab/><text:tab/>350<text:span text:style-name="T1">+1</text:span></text:p>
      <text:p text:style-name="P2">9 октября <text:tab/>-<text:span text:style-name="T2">15+9, <text:tab/><text:tab/></text:span>224+1 и <text:tab/><text:tab/>350+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10:15:09.798231570</meta:creation-date>
    <dc:date>2024-10-09T13:48:51.052110042</dc:date>
    <meta:editing-duration>PT2M2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4" meta:word-count="20" meta:character-count="137" meta:non-whitespace-character-count="105"/>
  </office:meta>
</office:document-meta>
</file>